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15000000033A5BA3D03E2B676C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svg:font-family="Calibri"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aramond1" svg:font-family="Garamond"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0.0008in"/>
      <style:text-properties fo:font-size="10pt" fo:language="en" fo:country="GB" style:font-size-asian="10pt" style:font-size-complex="10pt"/>
    </style:style>
    <style:style style:name="P3" style:family="paragraph" style:parent-style-name="Standard">
      <style:paragraph-properties fo:line-height="0.139in"/>
      <style:text-properties fo:font-size="10pt" fo:language="en" fo:country="GB" style:font-size-asian="10pt" style:font-size-complex="10pt"/>
    </style:style>
    <style:style style:name="P4" style:family="paragraph" style:parent-style-name="Standard">
      <style:paragraph-properties fo:line-height="0.2264in"/>
      <style:text-properties fo:font-size="10pt" fo:language="en" fo:country="GB" style:font-size-asian="10pt" style:font-size-complex="10pt"/>
    </style:style>
    <style:style style:name="P5" style:family="paragraph" style:parent-style-name="Standard">
      <style:paragraph-properties fo:line-height="0.0138in"/>
      <style:text-properties fo:font-size="10pt" fo:language="en" fo:country="GB" style:font-size-asian="10pt" style:font-size-complex="10pt"/>
    </style:style>
    <style:style style:name="P6" style:family="paragraph" style:parent-style-name="Standard">
      <style:paragraph-properties fo:line-height="0.1264in"/>
      <style:text-properties fo:font-size="10pt" fo:language="en" fo:country="GB" style:font-size-asian="10pt" style:font-size-complex="10pt"/>
    </style:style>
    <style:style style:name="P7" style:family="paragraph" style:parent-style-name="Standard">
      <style:paragraph-properties fo:line-height="0.1252in"/>
      <style:text-properties fo:font-size="10pt" fo:language="en" fo:country="GB" style:font-size-asian="10pt" style:font-size-complex="10pt"/>
    </style:style>
    <style:style style:name="P8" style:family="paragraph" style:parent-style-name="Standard">
      <style:paragraph-properties fo:line-height="0.1626in"/>
      <style:text-properties fo:font-size="10pt" fo:language="en" fo:country="GB" style:font-size-asian="10pt" style:font-size-complex="10pt"/>
    </style:style>
    <style:style style:name="P9" style:family="paragraph" style:parent-style-name="Standard">
      <style:paragraph-properties fo:line-height="0.1492in"/>
      <style:text-properties fo:font-size="10pt" fo:language="en" fo:country="GB" style:font-size-asian="10pt" style:font-size-complex="10pt"/>
    </style:style>
    <style:style style:name="P10" style:family="paragraph" style:parent-style-name="Standard">
      <style:paragraph-properties fo:line-height="0.189in"/>
      <style:text-properties fo:font-size="10pt" fo:language="en" fo:country="GB" style:font-size-asian="10pt" style:font-size-complex="10pt"/>
    </style:style>
    <style:style style:name="P11" style:family="paragraph" style:parent-style-name="Standard">
      <style:paragraph-properties fo:line-height="0.1984in"/>
      <style:text-properties fo:font-size="10pt" fo:language="en" fo:country="GB" style:font-size-asian="10pt" style:font-size-complex="10pt"/>
    </style:style>
    <style:style style:name="P12" style:family="paragraph" style:parent-style-name="Standard">
      <style:paragraph-properties fo:line-height="0.0028in"/>
      <style:text-properties fo:font-size="10pt" fo:language="en" fo:country="GB" style:font-size-asian="10pt" style:font-size-complex="10pt"/>
    </style:style>
    <style:style style:name="P13" style:family="paragraph" style:parent-style-name="Standard">
      <style:paragraph-properties fo:line-height="0.1902in"/>
      <style:text-properties fo:font-size="10pt" fo:language="en" fo:country="GB" style:font-size-asian="10pt" style:font-size-complex="10pt"/>
    </style:style>
    <style:style style:name="P14" style:family="paragraph" style:parent-style-name="Standard">
      <style:paragraph-properties fo:margin-left="0in" fo:margin-right="0.1945in" fo:text-align="center" style:justify-single-word="false" fo:text-indent="0in" style:auto-text-indent="false"/>
    </style:style>
    <style:style style:name="P15" style:family="paragraph" style:parent-style-name="Standard">
      <style:paragraph-properties fo:margin-left="0in" fo:margin-right="0.1807in" fo:text-align="center" style:justify-single-word="false" fo:text-indent="0in" style:auto-text-indent="false"/>
    </style:style>
    <style:style style:name="P16" style:family="paragraph" style:parent-style-name="Standard">
      <style:paragraph-properties fo:margin-left="0.5417in" fo:margin-right="0in" fo:text-indent="0in" style:auto-text-indent="false"/>
    </style:style>
    <style:style style:name="P17" style:family="paragraph" style:parent-style-name="Standard">
      <style:paragraph-properties fo:margin-left="0.5417in" fo:margin-right="0.7917in" fo:line-height="112%" fo:text-indent="0in" style:auto-text-indent="false"/>
    </style:style>
    <style:style style:name="P18" style:family="paragraph" style:parent-style-name="Standard">
      <style:paragraph-properties fo:margin-left="0.5417in" fo:margin-right="1.139in" fo:line-height="109%" fo:text-indent="0in" style:auto-text-indent="false"/>
    </style:style>
    <style:style style:name="P19" style:family="paragraph" style:parent-style-name="Standard">
      <style:paragraph-properties fo:margin-left="0.5417in" fo:margin-right="0.8055in" fo:line-height="103%" fo:text-indent="0in" style:auto-text-indent="false"/>
    </style:style>
    <style:style style:name="P20" style:family="paragraph" style:parent-style-name="Standard">
      <style:paragraph-properties fo:margin-left="0.5417in" fo:margin-right="0.75in" fo:line-height="108%" fo:text-indent="0in" style:auto-text-indent="false"/>
    </style:style>
    <style:style style:name="P21" style:family="paragraph" style:parent-style-name="Standard">
      <style:paragraph-properties fo:margin-left="0.5417in" fo:margin-right="0.7638in" fo:line-height="103%" fo:text-indent="0in" style:auto-text-indent="false"/>
    </style:style>
    <style:style style:name="P22" style:family="paragraph">
      <loext:graphic-properties draw:fill="solid" draw:fill-color="#000000"/>
      <style:paragraph-properties fo:text-align="start"/>
      <style:text-properties fo:font-size="18pt"/>
    </style:style>
    <style:style style:name="T1" style:family="text">
      <style:text-properties style:font-name="Calibri" fo:font-size="15pt" fo:language="en" fo:country="GB" fo:font-weight="bold" style:font-name-asian="Calibri1" style:font-size-asian="15pt" style:font-weight-asian="bold" style:font-name-complex="Calibri1" style:font-size-complex="15pt" style:font-weight-complex="bold"/>
    </style:style>
    <style:style style:name="T2" style:family="text">
      <style:text-properties style:font-name="Calibri" fo:font-size="12pt" fo:language="en" fo:country="GB" fo:font-weight="bold" style:font-name-asian="Calibri1" style:font-size-asian="12pt" style:font-weight-asian="bold" style:font-name-complex="Calibri1" style:font-size-complex="12pt" style:font-weight-complex="bold"/>
    </style:style>
    <style:style style:name="T3" style:family="text">
      <style:text-properties style:font-name="Calibri" fo:font-size="10pt" fo:language="en" fo:country="GB" style:font-name-asian="Calibri1" style:font-size-asian="10pt" style:font-name-complex="Calibri1" style:font-size-complex="10pt"/>
    </style:style>
    <style:style style:name="T4" style:family="text">
      <style:text-properties style:font-name="Calibri" fo:font-size="10pt" fo:language="en" fo:country="GB" fo:font-style="italic" style:font-name-asian="Calibri1" style:font-size-asian="10pt" style:font-style-asian="italic" style:font-name-complex="Calibri1" style:font-size-complex="10pt" style:font-style-complex="italic"/>
    </style:style>
    <style:style style:name="T5" style:family="text">
      <style:text-properties style:font-name="Calibri" fo:font-size="8.5pt" fo:language="en" fo:country="GB" style:font-name-asian="Calibri1" style:font-size-asian="8.5pt" style:font-name-complex="Calibri1" style:font-size-complex="8.5pt"/>
    </style:style>
    <style:style style:name="T6" style:family="text">
      <style:text-properties fo:font-size="10pt" fo:language="en" fo:country="GB" style:font-size-asian="10pt" style:font-size-complex="10pt"/>
    </style:style>
    <style:style style:name="T7" style:family="text">
      <style:text-properties style:font-name="Garamond" fo:font-size="10pt" style:font-name-asian="Garamond1" style:font-size-asian="10pt" style:font-name-complex="Garamond1" style:font-size-complex="10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F</text:span><text:span text:style-name="T2">ORM</text:span><text:span text:style-name="T1"> 2</text:span><text:span text:style-name="T2">B</text:span><text:span text:style-name="T1"> – R</text:span><text:span text:style-name="T2">ESEARCH</text:span><text:span text:style-name="T1"> M</text:span><text:span text:style-name="T2">ASTER</text:span><text:span text:style-name="T1">’</text:span><text:span text:style-name="T2">S</text:span><text:span text:style-name="T1"> P</text:span><text:span text:style-name="T2">SYCHOLOGY</text:span><text:span text:style-name="T1">: P</text:span><text:span text:style-name="T2">EER</text:span><text:span text:style-name="T1"> R</text:span><text:span text:style-name="T2">EVIEW</text:span><text:span text:style-name="T1"> F</text:span><text:span text:style-name="T2">ORM</text:span></text:p>
      <text:p text:style-name="P2"/>
      <text:p text:style-name="P15"><text:span text:style-name="T1">R</text:span><text:span text:style-name="T2">ESEARCH</text:span><text:span text:style-name="T1"> I</text:span><text:span text:style-name="T2">NTERNSHIP</text:span><text:span text:style-name="T1"> P</text:span><text:span text:style-name="T2">ROPOSAL</text:span></text:p>
      <text:p text:style-name="P3"/>
      <text:p text:style-name="P4"/>
      <text:p text:style-name="P16"><text:span text:style-name="T3">Title of research project:</text:span></text:p>
      <text:p text:style-name="P5"><draw:custom-shape text:anchor-type="paragraph" draw:z-index="1" draw:name="Shape 2948" draw:style-name="gr1" draw:text-style-name="P22" svg:width="0.0169in" svg:height="0.0142in" svg:x="2.4819in" svg:y="0.0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Shape 2949" draw:style-name="gr1" draw:text-style-name="P22" svg:width="0.0134in" svg:height="0.0142in" svg:x="6.6319in" svg:y="0.0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Shape 2950" draw:style-name="gr1" draw:text-style-name="P22" svg:width="0.0205in" svg:height="0.0142in" svg:x="2.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Shape 2951" draw:style-name="gr1" draw:text-style-name="P22" svg:width="0.0197in" svg:height="0.0142in" svg:x="2.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Shape 2952" draw:style-name="gr1" draw:text-style-name="P22" svg:width="0.0205in" svg:height="0.0142in" svg:x="2.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Shape 2953" draw:style-name="gr1" draw:text-style-name="P22" svg:width="0.0205in" svg:height="0.0142in" svg:x="2.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Shape 2954" draw:style-name="gr1" draw:text-style-name="P22" svg:width="0.0205in" svg:height="0.0142in" svg:x="2.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Shape 2955" draw:style-name="gr1" draw:text-style-name="P22" svg:width="0.0205in" svg:height="0.0142in" svg:x="2.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Shape 2956" draw:style-name="gr1" draw:text-style-name="P22" svg:width="0.0197in" svg:height="0.0142in" svg:x="2.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Shape 2957" draw:style-name="gr1" draw:text-style-name="P22" svg:width="0.0205in" svg:height="0.0142in" svg:x="2.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Shape 2958" draw:style-name="gr1" draw:text-style-name="P22" svg:width="0.0205in" svg:height="0.0142in" svg:x="2.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Shape 2959" draw:style-name="gr1" draw:text-style-name="P22" svg:width="0.0205in" svg:height="0.0142in" svg:x="2.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Shape 2960" draw:style-name="gr1" draw:text-style-name="P22" svg:width="0.0205in" svg:height="0.0142in" svg:x="3.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Shape 2961" draw:style-name="gr1" draw:text-style-name="P22" svg:width="0.0197in" svg:height="0.0142in" svg:x="3.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Shape 2962" draw:style-name="gr1" draw:text-style-name="P22" svg:width="0.0205in" svg:height="0.0142in" svg:x="3.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Shape 2963" draw:style-name="gr1" draw:text-style-name="P22" svg:width="0.0205in" svg:height="0.0142in" svg:x="3.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Shape 2964" draw:style-name="gr1" draw:text-style-name="P22" svg:width="0.0205in" svg:height="0.0142in" svg:x="3.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Shape 2965" draw:style-name="gr1" draw:text-style-name="P22" svg:width="0.0205in" svg:height="0.0142in" svg:x="3.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Shape 2966" draw:style-name="gr1" draw:text-style-name="P22" svg:width="0.0197in" svg:height="0.0142in" svg:x="3.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Shape 2967" draw:style-name="gr1" draw:text-style-name="P22" svg:width="0.0205in" svg:height="0.0142in" svg:x="3.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Shape 2968" draw:style-name="gr1" draw:text-style-name="P22" svg:width="0.0205in" svg:height="0.0142in" svg:x="3.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Shape 2969" draw:style-name="gr1" draw:text-style-name="P22" svg:width="0.0205in" svg:height="0.0142in" svg:x="3.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Shape 2970" draw:style-name="gr1" draw:text-style-name="P22" svg:width="0.0205in" svg:height="0.0142in" svg:x="3.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Shape 2971" draw:style-name="gr1" draw:text-style-name="P22" svg:width="0.0197in" svg:height="0.0142in" svg:x="3.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Shape 2972" draw:style-name="gr1" draw:text-style-name="P22" svg:width="0.0205in" svg:height="0.0142in" svg:x="3.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Shape 2973" draw:style-name="gr1" draw:text-style-name="P22" svg:width="0.0205in" svg:height="0.0142in" svg:x="3.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Shape 2974" draw:style-name="gr1" draw:text-style-name="P22" svg:width="0.0205in" svg:height="0.0142in" svg:x="3.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Shape 2975" draw:style-name="gr1" draw:text-style-name="P22" svg:width="0.0205in" svg:height="0.0142in" svg:x="3.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Shape 2976" draw:style-name="gr1" draw:text-style-name="P22" svg:width="0.0197in" svg:height="0.0142in" svg:x="3.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Shape 2977" draw:style-name="gr1" draw:text-style-name="P22" svg:width="0.0205in" svg:height="0.0142in" svg:x="3.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Shape 2978" draw:style-name="gr1" draw:text-style-name="P22" svg:width="0.0205in" svg:height="0.0142in" svg:x="3.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Shape 2979" draw:style-name="gr1" draw:text-style-name="P22" svg:width="0.0205in" svg:height="0.0142in" svg:x="3.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Shape 2980" draw:style-name="gr1" draw:text-style-name="P22" svg:width="0.0205in" svg:height="0.0142in" svg:x="3.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Shape 2981" draw:style-name="gr1" draw:text-style-name="P22" svg:width="0.0197in" svg:height="0.0142in" svg:x="3.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Shape 2982" draw:style-name="gr1" draw:text-style-name="P22" svg:width="0.0205in" svg:height="0.0142in" svg:x="3.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Shape 2983" draw:style-name="gr1" draw:text-style-name="P22" svg:width="0.0205in" svg:height="0.0142in" svg:x="3.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 draw:name="Shape 2984" draw:style-name="gr1" draw:text-style-name="P22" svg:width="0.0205in" svg:height="0.0142in" svg:x="3.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 draw:name="Shape 2985" draw:style-name="gr1" draw:text-style-name="P22" svg:width="0.0205in" svg:height="0.0142in" svg:x="4.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Shape 2986" draw:style-name="gr1" draw:text-style-name="P22" svg:width="0.0197in" svg:height="0.0142in" svg:x="4.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Shape 2987" draw:style-name="gr1" draw:text-style-name="P22" svg:width="0.0205in" svg:height="0.0142in" svg:x="4.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 draw:name="Shape 2988" draw:style-name="gr1" draw:text-style-name="P22" svg:width="0.0205in" svg:height="0.0142in" svg:x="4.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Shape 2989" draw:style-name="gr1" draw:text-style-name="P22" svg:width="0.0205in" svg:height="0.0142in" svg:x="4.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 draw:name="Shape 2990" draw:style-name="gr1" draw:text-style-name="P22" svg:width="0.0205in" svg:height="0.0142in" svg:x="4.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 draw:name="Shape 2991" draw:style-name="gr1" draw:text-style-name="P22" svg:width="0.0197in" svg:height="0.0142in" svg:x="4.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Shape 2992" draw:style-name="gr1" draw:text-style-name="P22" svg:width="0.0205in" svg:height="0.0142in" svg:x="4.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Shape 2993" draw:style-name="gr1" draw:text-style-name="P22" svg:width="0.0205in" svg:height="0.0142in" svg:x="4.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Shape 2994" draw:style-name="gr1" draw:text-style-name="P22" svg:width="0.0205in" svg:height="0.0142in" svg:x="4.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Shape 2995" draw:style-name="gr1" draw:text-style-name="P22" svg:width="0.0205in" svg:height="0.0142in" svg:x="4.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 draw:name="Shape 2996" draw:style-name="gr1" draw:text-style-name="P22" svg:width="0.0197in" svg:height="0.0142in" svg:x="4.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 draw:name="Shape 2997" draw:style-name="gr1" draw:text-style-name="P22" svg:width="0.0205in" svg:height="0.0142in" svg:x="4.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1" draw:name="Shape 2998" draw:style-name="gr1" draw:text-style-name="P22" svg:width="0.0205in" svg:height="0.0142in" svg:x="4.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2" draw:name="Shape 2999" draw:style-name="gr1" draw:text-style-name="P22" svg:width="0.0205in" svg:height="0.0142in" svg:x="4.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3" draw:name="Shape 3000" draw:style-name="gr1" draw:text-style-name="P22" svg:width="0.0205in" svg:height="0.0142in" svg:x="4.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4" draw:name="Shape 3001" draw:style-name="gr1" draw:text-style-name="P22" svg:width="0.0197in" svg:height="0.0142in" svg:x="4.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 draw:name="Shape 3002" draw:style-name="gr1" draw:text-style-name="P22" svg:width="0.0205in" svg:height="0.0142in" svg:x="4.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 draw:name="Shape 3003" draw:style-name="gr1" draw:text-style-name="P22" svg:width="0.0205in" svg:height="0.0142in" svg:x="4.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 draw:name="Shape 3004" draw:style-name="gr1" draw:text-style-name="P22" svg:width="0.0205in" svg:height="0.0142in" svg:x="4.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 draw:name="Shape 3005" draw:style-name="gr1" draw:text-style-name="P22" svg:width="0.0205in" svg:height="0.0142in" svg:x="4.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9" draw:name="Shape 3006" draw:style-name="gr1" draw:text-style-name="P22" svg:width="0.0197in" svg:height="0.0142in" svg:x="4.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0" draw:name="Shape 3007" draw:style-name="gr1" draw:text-style-name="P22" svg:width="0.0205in" svg:height="0.0142in" svg:x="4.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1" draw:name="Shape 3008" draw:style-name="gr1" draw:text-style-name="P22" svg:width="0.0205in" svg:height="0.0142in" svg:x="4.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Shape 3009" draw:style-name="gr1" draw:text-style-name="P22" svg:width="0.0205in" svg:height="0.0142in" svg:x="4.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3" draw:name="Shape 3010" draw:style-name="gr1" draw:text-style-name="P22" svg:width="0.0205in" svg:height="0.0142in" svg:x="5.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4" draw:name="Shape 3011" draw:style-name="gr1" draw:text-style-name="P22" svg:width="0.0197in" svg:height="0.0142in" svg:x="5.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5" draw:name="Shape 3012" draw:style-name="gr1" draw:text-style-name="P22" svg:width="0.0205in" svg:height="0.0142in" svg:x="5.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6" draw:name="Shape 3013" draw:style-name="gr1" draw:text-style-name="P22" svg:width="0.0205in" svg:height="0.0142in" svg:x="5.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7" draw:name="Shape 3014" draw:style-name="gr1" draw:text-style-name="P22" svg:width="0.0205in" svg:height="0.0142in" svg:x="5.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Shape 3015" draw:style-name="gr1" draw:text-style-name="P22" svg:width="0.0205in" svg:height="0.0142in" svg:x="5.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Shape 3016" draw:style-name="gr1" draw:text-style-name="P22" svg:width="0.0197in" svg:height="0.0142in" svg:x="5.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0" draw:name="Shape 3017" draw:style-name="gr1" draw:text-style-name="P22" svg:width="0.0205in" svg:height="0.0142in" svg:x="5.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Shape 3018" draw:style-name="gr1" draw:text-style-name="P22" svg:width="0.0205in" svg:height="0.0142in" svg:x="5.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Shape 3019" draw:style-name="gr1" draw:text-style-name="P22" svg:width="0.0205in" svg:height="0.0142in" svg:x="5.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Shape 3020" draw:style-name="gr1" draw:text-style-name="P22" svg:width="0.0205in" svg:height="0.0142in" svg:x="5.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4" draw:name="Shape 3021" draw:style-name="gr1" draw:text-style-name="P22" svg:width="0.0197in" svg:height="0.0142in" svg:x="5.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Shape 3022" draw:style-name="gr1" draw:text-style-name="P22" svg:width="0.0205in" svg:height="0.0142in" svg:x="5.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Shape 3023" draw:style-name="gr1" draw:text-style-name="P22" svg:width="0.0205in" svg:height="0.0142in" svg:x="5.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Shape 3024" draw:style-name="gr1" draw:text-style-name="P22" svg:width="0.0205in" svg:height="0.0142in" svg:x="5.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8" draw:name="Shape 3025" draw:style-name="gr1" draw:text-style-name="P22" svg:width="0.0205in" svg:height="0.0142in" svg:x="5.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9" draw:name="Shape 3026" draw:style-name="gr1" draw:text-style-name="P22" svg:width="0.0197in" svg:height="0.0142in" svg:x="5.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Shape 3027" draw:style-name="gr1" draw:text-style-name="P22" svg:width="0.0205in" svg:height="0.0142in" svg:x="5.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Shape 3028" draw:style-name="gr1" draw:text-style-name="P22" svg:width="0.0205in" svg:height="0.0142in" svg:x="5.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2" draw:name="Shape 3029" draw:style-name="gr1" draw:text-style-name="P22" svg:width="0.0205in" svg:height="0.0142in" svg:x="5.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3" draw:name="Shape 3030" draw:style-name="gr1" draw:text-style-name="P22" svg:width="0.0205in" svg:height="0.0142in" svg:x="5.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4" draw:name="Shape 3031" draw:style-name="gr1" draw:text-style-name="P22" svg:width="0.0197in" svg:height="0.0142in" svg:x="5.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5" draw:name="Shape 3032" draw:style-name="gr1" draw:text-style-name="P22" svg:width="0.0205in" svg:height="0.0142in" svg:x="5.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6" draw:name="Shape 3033" draw:style-name="gr1" draw:text-style-name="P22" svg:width="0.0205in" svg:height="0.0142in" svg:x="5.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7" draw:name="Shape 3034" draw:style-name="gr1" draw:text-style-name="P22" svg:width="0.0205in" svg:height="0.0142in" svg:x="5.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8" draw:name="Shape 3035" draw:style-name="gr1" draw:text-style-name="P22" svg:width="0.0205in" svg:height="0.0142in" svg:x="6.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9" draw:name="Shape 3036" draw:style-name="gr1" draw:text-style-name="P22" svg:width="0.0197in" svg:height="0.0142in" svg:x="6.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0" draw:name="Shape 3037" draw:style-name="gr1" draw:text-style-name="P22" svg:width="0.0205in" svg:height="0.0142in" svg:x="6.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1" draw:name="Shape 3038" draw:style-name="gr1" draw:text-style-name="P22" svg:width="0.0205in" svg:height="0.0142in" svg:x="6.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2" draw:name="Shape 3039" draw:style-name="gr1" draw:text-style-name="P22" svg:width="0.0205in" svg:height="0.0142in" svg:x="6.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3" draw:name="Shape 3040" draw:style-name="gr1" draw:text-style-name="P22" svg:width="0.0205in" svg:height="0.0142in" svg:x="6.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4" draw:name="Shape 3041" draw:style-name="gr1" draw:text-style-name="P22" svg:width="0.0197in" svg:height="0.0142in" svg:x="6.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5" draw:name="Shape 3042" draw:style-name="gr1" draw:text-style-name="P22" svg:width="0.0205in" svg:height="0.0142in" svg:x="6.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6" draw:name="Shape 3043" draw:style-name="gr1" draw:text-style-name="P22" svg:width="0.0205in" svg:height="0.0142in" svg:x="6.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7" draw:name="Shape 3044" draw:style-name="gr1" draw:text-style-name="P22" svg:width="0.0205in" svg:height="0.0142in" svg:x="6.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8" draw:name="Shape 3045" draw:style-name="gr1" draw:text-style-name="P22" svg:width="0.0205in" svg:height="0.0142in" svg:x="6.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9" draw:name="Shape 3046" draw:style-name="gr1" draw:text-style-name="P22" svg:width="0.0197in" svg:height="0.0142in" svg:x="6.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0" draw:name="Shape 3047" draw:style-name="gr1" draw:text-style-name="P22" svg:width="0.0205in" svg:height="0.0142in" svg:x="6.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1" draw:name="Shape 3048" draw:style-name="gr1" draw:text-style-name="P22" svg:width="0.0205in" svg:height="0.0142in" svg:x="6.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2" draw:name="Shape 3049" draw:style-name="gr1" draw:text-style-name="P22" svg:width="0.0205in" svg:height="0.0142in" svg:x="6.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3" draw:name="Shape 3050" draw:style-name="gr1" draw:text-style-name="P22" svg:width="0.0205in" svg:height="0.0142in" svg:x="6.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16"><text:span text:style-name="T3">Author name:</text:span></text:p>
      <text:p text:style-name="P5"><draw:custom-shape text:anchor-type="paragraph" draw:z-index="104" draw:name="Shape 3051" draw:style-name="gr1" draw:text-style-name="P22" svg:width="0.0169in" svg:height="0.0142in" svg:x="2.4819in" svg:y="0.00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5" draw:name="Shape 3052" draw:style-name="gr1" draw:text-style-name="P22" svg:width="0.0134in" svg:height="0.0142in" svg:x="6.6319in" svg:y="0.00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6" draw:name="Shape 3053" draw:style-name="gr1" draw:text-style-name="P22" svg:width="0.0205in" svg:height="0.0142in" svg:x="2.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7" draw:name="Shape 3054" draw:style-name="gr1" draw:text-style-name="P22" svg:width="0.0197in" svg:height="0.0142in" svg:x="2.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8" draw:name="Shape 3055" draw:style-name="gr1" draw:text-style-name="P22" svg:width="0.0205in" svg:height="0.0142in" svg:x="2.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9" draw:name="Shape 3056" draw:style-name="gr1" draw:text-style-name="P22" svg:width="0.0205in" svg:height="0.0142in" svg:x="2.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0" draw:name="Shape 3057" draw:style-name="gr1" draw:text-style-name="P22" svg:width="0.0205in" svg:height="0.0142in" svg:x="2.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1" draw:name="Shape 3058" draw:style-name="gr1" draw:text-style-name="P22" svg:width="0.0205in" svg:height="0.0142in" svg:x="2.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2" draw:name="Shape 3059" draw:style-name="gr1" draw:text-style-name="P22" svg:width="0.0197in" svg:height="0.0142in" svg:x="2.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3" draw:name="Shape 3060" draw:style-name="gr1" draw:text-style-name="P22" svg:width="0.0205in" svg:height="0.0142in" svg:x="2.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4" draw:name="Shape 3061" draw:style-name="gr1" draw:text-style-name="P22" svg:width="0.0205in" svg:height="0.0142in" svg:x="2.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5" draw:name="Shape 3062" draw:style-name="gr1" draw:text-style-name="P22" svg:width="0.0205in" svg:height="0.0142in" svg:x="2.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6" draw:name="Shape 3063" draw:style-name="gr1" draw:text-style-name="P22" svg:width="0.0205in" svg:height="0.0142in" svg:x="3.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7" draw:name="Shape 3064" draw:style-name="gr1" draw:text-style-name="P22" svg:width="0.0197in" svg:height="0.0142in" svg:x="3.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8" draw:name="Shape 3065" draw:style-name="gr1" draw:text-style-name="P22" svg:width="0.0205in" svg:height="0.0142in" svg:x="3.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9" draw:name="Shape 3066" draw:style-name="gr1" draw:text-style-name="P22" svg:width="0.0205in" svg:height="0.0142in" svg:x="3.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0" draw:name="Shape 3067" draw:style-name="gr1" draw:text-style-name="P22" svg:width="0.0205in" svg:height="0.0142in" svg:x="3.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1" draw:name="Shape 3068" draw:style-name="gr1" draw:text-style-name="P22" svg:width="0.0205in" svg:height="0.0142in" svg:x="3.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2" draw:name="Shape 3069" draw:style-name="gr1" draw:text-style-name="P22" svg:width="0.0197in" svg:height="0.0142in" svg:x="3.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3" draw:name="Shape 3070" draw:style-name="gr1" draw:text-style-name="P22" svg:width="0.0205in" svg:height="0.0142in" svg:x="3.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4" draw:name="Shape 3071" draw:style-name="gr1" draw:text-style-name="P22" svg:width="0.0205in" svg:height="0.0142in" svg:x="3.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5" draw:name="Shape 3072" draw:style-name="gr1" draw:text-style-name="P22" svg:width="0.0205in" svg:height="0.0142in" svg:x="3.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6" draw:name="Shape 3073" draw:style-name="gr1" draw:text-style-name="P22" svg:width="0.0205in" svg:height="0.0142in" svg:x="3.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7" draw:name="Shape 3074" draw:style-name="gr1" draw:text-style-name="P22" svg:width="0.0197in" svg:height="0.0142in" svg:x="3.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8" draw:name="Shape 3075" draw:style-name="gr1" draw:text-style-name="P22" svg:width="0.0205in" svg:height="0.0142in" svg:x="3.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9" draw:name="Shape 3076" draw:style-name="gr1" draw:text-style-name="P22" svg:width="0.0205in" svg:height="0.0142in" svg:x="3.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0" draw:name="Shape 3077" draw:style-name="gr1" draw:text-style-name="P22" svg:width="0.0205in" svg:height="0.0142in" svg:x="3.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1" draw:name="Shape 3078" draw:style-name="gr1" draw:text-style-name="P22" svg:width="0.0205in" svg:height="0.0142in" svg:x="3.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2" draw:name="Shape 3079" draw:style-name="gr1" draw:text-style-name="P22" svg:width="0.0197in" svg:height="0.0142in" svg:x="3.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3" draw:name="Shape 3080" draw:style-name="gr1" draw:text-style-name="P22" svg:width="0.0205in" svg:height="0.0142in" svg:x="3.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4" draw:name="Shape 3081" draw:style-name="gr1" draw:text-style-name="P22" svg:width="0.0205in" svg:height="0.0142in" svg:x="3.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5" draw:name="Shape 3082" draw:style-name="gr1" draw:text-style-name="P22" svg:width="0.0205in" svg:height="0.0142in" svg:x="3.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6" draw:name="Shape 3083" draw:style-name="gr1" draw:text-style-name="P22" svg:width="0.0205in" svg:height="0.0142in" svg:x="3.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7" draw:name="Shape 3084" draw:style-name="gr1" draw:text-style-name="P22" svg:width="0.0197in" svg:height="0.0142in" svg:x="3.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8" draw:name="Shape 3085" draw:style-name="gr1" draw:text-style-name="P22" svg:width="0.0205in" svg:height="0.0142in" svg:x="3.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9" draw:name="Shape 3086" draw:style-name="gr1" draw:text-style-name="P22" svg:width="0.0205in" svg:height="0.0142in" svg:x="3.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0" draw:name="Shape 3087" draw:style-name="gr1" draw:text-style-name="P22" svg:width="0.0205in" svg:height="0.0142in" svg:x="3.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1" draw:name="Shape 3088" draw:style-name="gr1" draw:text-style-name="P22" svg:width="0.0205in" svg:height="0.0142in" svg:x="4.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2" draw:name="Shape 3089" draw:style-name="gr1" draw:text-style-name="P22" svg:width="0.0197in" svg:height="0.0142in" svg:x="4.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3" draw:name="Shape 3090" draw:style-name="gr1" draw:text-style-name="P22" svg:width="0.0205in" svg:height="0.0142in" svg:x="4.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4" draw:name="Shape 3091" draw:style-name="gr1" draw:text-style-name="P22" svg:width="0.0205in" svg:height="0.0142in" svg:x="4.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5" draw:name="Shape 3092" draw:style-name="gr1" draw:text-style-name="P22" svg:width="0.0205in" svg:height="0.0142in" svg:x="4.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6" draw:name="Shape 3093" draw:style-name="gr1" draw:text-style-name="P22" svg:width="0.0205in" svg:height="0.0142in" svg:x="4.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7" draw:name="Shape 3094" draw:style-name="gr1" draw:text-style-name="P22" svg:width="0.0197in" svg:height="0.0142in" svg:x="4.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8" draw:name="Shape 3095" draw:style-name="gr1" draw:text-style-name="P22" svg:width="0.0205in" svg:height="0.0142in" svg:x="4.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9" draw:name="Shape 3096" draw:style-name="gr1" draw:text-style-name="P22" svg:width="0.0205in" svg:height="0.0142in" svg:x="4.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0" draw:name="Shape 3097" draw:style-name="gr1" draw:text-style-name="P22" svg:width="0.0205in" svg:height="0.0142in" svg:x="4.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1" draw:name="Shape 3098" draw:style-name="gr1" draw:text-style-name="P22" svg:width="0.0205in" svg:height="0.0142in" svg:x="4.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2" draw:name="Shape 3099" draw:style-name="gr1" draw:text-style-name="P22" svg:width="0.0197in" svg:height="0.0142in" svg:x="4.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3" draw:name="Shape 3100" draw:style-name="gr1" draw:text-style-name="P22" svg:width="0.0205in" svg:height="0.0142in" svg:x="4.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4" draw:name="Shape 3101" draw:style-name="gr1" draw:text-style-name="P22" svg:width="0.0205in" svg:height="0.0142in" svg:x="4.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5" draw:name="Shape 3102" draw:style-name="gr1" draw:text-style-name="P22" svg:width="0.0205in" svg:height="0.0142in" svg:x="4.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6" draw:name="Shape 3103" draw:style-name="gr1" draw:text-style-name="P22" svg:width="0.0205in" svg:height="0.0142in" svg:x="4.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7" draw:name="Shape 3104" draw:style-name="gr1" draw:text-style-name="P22" svg:width="0.0197in" svg:height="0.0142in" svg:x="4.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8" draw:name="Shape 3105" draw:style-name="gr1" draw:text-style-name="P22" svg:width="0.0205in" svg:height="0.0142in" svg:x="4.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9" draw:name="Shape 3106" draw:style-name="gr1" draw:text-style-name="P22" svg:width="0.0205in" svg:height="0.0142in" svg:x="4.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0" draw:name="Shape 3107" draw:style-name="gr1" draw:text-style-name="P22" svg:width="0.0205in" svg:height="0.0142in" svg:x="4.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1" draw:name="Shape 3108" draw:style-name="gr1" draw:text-style-name="P22" svg:width="0.0205in" svg:height="0.0142in" svg:x="4.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2" draw:name="Shape 3109" draw:style-name="gr1" draw:text-style-name="P22" svg:width="0.0197in" svg:height="0.0142in" svg:x="4.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3" draw:name="Shape 3110" draw:style-name="gr1" draw:text-style-name="P22" svg:width="0.0205in" svg:height="0.0142in" svg:x="4.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4" draw:name="Shape 3111" draw:style-name="gr1" draw:text-style-name="P22" svg:width="0.0205in" svg:height="0.0142in" svg:x="4.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5" draw:name="Shape 3112" draw:style-name="gr1" draw:text-style-name="P22" svg:width="0.0205in" svg:height="0.0142in" svg:x="4.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6" draw:name="Shape 3113" draw:style-name="gr1" draw:text-style-name="P22" svg:width="0.0205in" svg:height="0.0142in" svg:x="5.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7" draw:name="Shape 3114" draw:style-name="gr1" draw:text-style-name="P22" svg:width="0.0197in" svg:height="0.0142in" svg:x="5.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8" draw:name="Shape 3115" draw:style-name="gr1" draw:text-style-name="P22" svg:width="0.0205in" svg:height="0.0142in" svg:x="5.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9" draw:name="Shape 3116" draw:style-name="gr1" draw:text-style-name="P22" svg:width="0.0205in" svg:height="0.0142in" svg:x="5.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0" draw:name="Shape 3117" draw:style-name="gr1" draw:text-style-name="P22" svg:width="0.0205in" svg:height="0.0142in" svg:x="5.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1" draw:name="Shape 3118" draw:style-name="gr1" draw:text-style-name="P22" svg:width="0.0205in" svg:height="0.0142in" svg:x="5.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2" draw:name="Shape 3119" draw:style-name="gr1" draw:text-style-name="P22" svg:width="0.0197in" svg:height="0.0142in" svg:x="5.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3" draw:name="Shape 3120" draw:style-name="gr1" draw:text-style-name="P22" svg:width="0.0205in" svg:height="0.0142in" svg:x="5.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4" draw:name="Shape 3121" draw:style-name="gr1" draw:text-style-name="P22" svg:width="0.0205in" svg:height="0.0142in" svg:x="5.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5" draw:name="Shape 3122" draw:style-name="gr1" draw:text-style-name="P22" svg:width="0.0205in" svg:height="0.0142in" svg:x="5.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6" draw:name="Shape 3123" draw:style-name="gr1" draw:text-style-name="P22" svg:width="0.0205in" svg:height="0.0142in" svg:x="5.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7" draw:name="Shape 3124" draw:style-name="gr1" draw:text-style-name="P22" svg:width="0.0197in" svg:height="0.0142in" svg:x="5.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8" draw:name="Shape 3125" draw:style-name="gr1" draw:text-style-name="P22" svg:width="0.0205in" svg:height="0.0142in" svg:x="5.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9" draw:name="Shape 3126" draw:style-name="gr1" draw:text-style-name="P22" svg:width="0.0205in" svg:height="0.0142in" svg:x="5.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0" draw:name="Shape 3127" draw:style-name="gr1" draw:text-style-name="P22" svg:width="0.0205in" svg:height="0.0142in" svg:x="5.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1" draw:name="Shape 3128" draw:style-name="gr1" draw:text-style-name="P22" svg:width="0.0205in" svg:height="0.0142in" svg:x="5.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2" draw:name="Shape 3129" draw:style-name="gr1" draw:text-style-name="P22" svg:width="0.0197in" svg:height="0.0142in" svg:x="5.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3" draw:name="Shape 3130" draw:style-name="gr1" draw:text-style-name="P22" svg:width="0.0205in" svg:height="0.0142in" svg:x="5.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4" draw:name="Shape 3131" draw:style-name="gr1" draw:text-style-name="P22" svg:width="0.0205in" svg:height="0.0142in" svg:x="5.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5" draw:name="Shape 3132" draw:style-name="gr1" draw:text-style-name="P22" svg:width="0.0205in" svg:height="0.0142in" svg:x="5.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6" draw:name="Shape 3133" draw:style-name="gr1" draw:text-style-name="P22" svg:width="0.0205in" svg:height="0.0142in" svg:x="5.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7" draw:name="Shape 3134" draw:style-name="gr1" draw:text-style-name="P22" svg:width="0.0197in" svg:height="0.0142in" svg:x="5.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8" draw:name="Shape 3135" draw:style-name="gr1" draw:text-style-name="P22" svg:width="0.0205in" svg:height="0.0142in" svg:x="5.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9" draw:name="Shape 3136" draw:style-name="gr1" draw:text-style-name="P22" svg:width="0.0205in" svg:height="0.0142in" svg:x="5.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0" draw:name="Shape 3137" draw:style-name="gr1" draw:text-style-name="P22" svg:width="0.0205in" svg:height="0.0142in" svg:x="5.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1" draw:name="Shape 3138" draw:style-name="gr1" draw:text-style-name="P22" svg:width="0.0205in" svg:height="0.0142in" svg:x="6.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2" draw:name="Shape 3139" draw:style-name="gr1" draw:text-style-name="P22" svg:width="0.0197in" svg:height="0.0142in" svg:x="6.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3" draw:name="Shape 3140" draw:style-name="gr1" draw:text-style-name="P22" svg:width="0.0205in" svg:height="0.0142in" svg:x="6.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4" draw:name="Shape 3141" draw:style-name="gr1" draw:text-style-name="P22" svg:width="0.0205in" svg:height="0.0142in" svg:x="6.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5" draw:name="Shape 3142" draw:style-name="gr1" draw:text-style-name="P22" svg:width="0.0205in" svg:height="0.0142in" svg:x="6.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6" draw:name="Shape 3143" draw:style-name="gr1" draw:text-style-name="P22" svg:width="0.0205in" svg:height="0.0142in" svg:x="6.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7" draw:name="Shape 3144" draw:style-name="gr1" draw:text-style-name="P22" svg:width="0.0197in" svg:height="0.0142in" svg:x="6.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8" draw:name="Shape 3145" draw:style-name="gr1" draw:text-style-name="P22" svg:width="0.0205in" svg:height="0.0142in" svg:x="6.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9" draw:name="Shape 3146" draw:style-name="gr1" draw:text-style-name="P22" svg:width="0.0205in" svg:height="0.0142in" svg:x="6.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0" draw:name="Shape 3147" draw:style-name="gr1" draw:text-style-name="P22" svg:width="0.0205in" svg:height="0.0142in" svg:x="6.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1" draw:name="Shape 3148" draw:style-name="gr1" draw:text-style-name="P22" svg:width="0.0205in" svg:height="0.0142in" svg:x="6.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2" draw:name="Shape 3149" draw:style-name="gr1" draw:text-style-name="P22" svg:width="0.0197in" svg:height="0.0142in" svg:x="6.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3" draw:name="Shape 3150" draw:style-name="gr1" draw:text-style-name="P22" svg:width="0.0205in" svg:height="0.0142in" svg:x="6.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4" draw:name="Shape 3151" draw:style-name="gr1" draw:text-style-name="P22" svg:width="0.0205in" svg:height="0.0142in" svg:x="6.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5" draw:name="Shape 3152" draw:style-name="gr1" draw:text-style-name="P22" svg:width="0.0205in" svg:height="0.0142in" svg:x="6.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6" draw:name="Shape 3153" draw:style-name="gr1" draw:text-style-name="P22" svg:width="0.0205in" svg:height="0.0142in" svg:x="6.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16"><text:span text:style-name="T3">Peer reviewer name:</text:span></text:p>
      <text:p text:style-name="P5"><draw:custom-shape text:anchor-type="paragraph" draw:z-index="207" draw:name="Shape 3154" draw:style-name="gr1" draw:text-style-name="P22" svg:width="0.0169in" svg:height="0.0142in" svg:x="2.4819in" svg:y="0.00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8" draw:name="Shape 3155" draw:style-name="gr1" draw:text-style-name="P22" svg:width="0.0134in" svg:height="0.0142in" svg:x="6.6319in" svg:y="0.00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9" draw:name="Shape 3156" draw:style-name="gr1" draw:text-style-name="P22" svg:width="0.0205in" svg:height="0.0142in" svg:x="2.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0" draw:name="Shape 3157" draw:style-name="gr1" draw:text-style-name="P22" svg:width="0.0197in" svg:height="0.0142in" svg:x="2.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1" draw:name="Shape 3158" draw:style-name="gr1" draw:text-style-name="P22" svg:width="0.0205in" svg:height="0.0142in" svg:x="2.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2" draw:name="Shape 3159" draw:style-name="gr1" draw:text-style-name="P22" svg:width="0.0205in" svg:height="0.0142in" svg:x="2.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3" draw:name="Shape 3160" draw:style-name="gr1" draw:text-style-name="P22" svg:width="0.0205in" svg:height="0.0142in" svg:x="2.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4" draw:name="Shape 3161" draw:style-name="gr1" draw:text-style-name="P22" svg:width="0.0205in" svg:height="0.0142in" svg:x="2.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5" draw:name="Shape 3162" draw:style-name="gr1" draw:text-style-name="P22" svg:width="0.0197in" svg:height="0.0142in" svg:x="2.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6" draw:name="Shape 3163" draw:style-name="gr1" draw:text-style-name="P22" svg:width="0.0205in" svg:height="0.0142in" svg:x="2.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7" draw:name="Shape 3164" draw:style-name="gr1" draw:text-style-name="P22" svg:width="0.0205in" svg:height="0.0142in" svg:x="2.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8" draw:name="Shape 3165" draw:style-name="gr1" draw:text-style-name="P22" svg:width="0.0205in" svg:height="0.0142in" svg:x="2.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9" draw:name="Shape 3166" draw:style-name="gr1" draw:text-style-name="P22" svg:width="0.0205in" svg:height="0.0142in" svg:x="3.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0" draw:name="Shape 3167" draw:style-name="gr1" draw:text-style-name="P22" svg:width="0.0197in" svg:height="0.0142in" svg:x="3.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1" draw:name="Shape 3168" draw:style-name="gr1" draw:text-style-name="P22" svg:width="0.0205in" svg:height="0.0142in" svg:x="3.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2" draw:name="Shape 3169" draw:style-name="gr1" draw:text-style-name="P22" svg:width="0.0205in" svg:height="0.0142in" svg:x="3.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3" draw:name="Shape 3170" draw:style-name="gr1" draw:text-style-name="P22" svg:width="0.0205in" svg:height="0.0142in" svg:x="3.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4" draw:name="Shape 3171" draw:style-name="gr1" draw:text-style-name="P22" svg:width="0.0205in" svg:height="0.0142in" svg:x="3.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5" draw:name="Shape 3172" draw:style-name="gr1" draw:text-style-name="P22" svg:width="0.0197in" svg:height="0.0142in" svg:x="3.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6" draw:name="Shape 3173" draw:style-name="gr1" draw:text-style-name="P22" svg:width="0.0205in" svg:height="0.0142in" svg:x="3.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7" draw:name="Shape 3174" draw:style-name="gr1" draw:text-style-name="P22" svg:width="0.0205in" svg:height="0.0142in" svg:x="3.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8" draw:name="Shape 3175" draw:style-name="gr1" draw:text-style-name="P22" svg:width="0.0205in" svg:height="0.0142in" svg:x="3.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9" draw:name="Shape 3176" draw:style-name="gr1" draw:text-style-name="P22" svg:width="0.0205in" svg:height="0.0142in" svg:x="3.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0" draw:name="Shape 3177" draw:style-name="gr1" draw:text-style-name="P22" svg:width="0.0197in" svg:height="0.0142in" svg:x="3.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1" draw:name="Shape 3178" draw:style-name="gr1" draw:text-style-name="P22" svg:width="0.0205in" svg:height="0.0142in" svg:x="3.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2" draw:name="Shape 3179" draw:style-name="gr1" draw:text-style-name="P22" svg:width="0.0205in" svg:height="0.0142in" svg:x="3.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3" draw:name="Shape 3180" draw:style-name="gr1" draw:text-style-name="P22" svg:width="0.0205in" svg:height="0.0142in" svg:x="3.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4" draw:name="Shape 3181" draw:style-name="gr1" draw:text-style-name="P22" svg:width="0.0205in" svg:height="0.0142in" svg:x="3.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5" draw:name="Shape 3182" draw:style-name="gr1" draw:text-style-name="P22" svg:width="0.0197in" svg:height="0.0142in" svg:x="3.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6" draw:name="Shape 3183" draw:style-name="gr1" draw:text-style-name="P22" svg:width="0.0205in" svg:height="0.0142in" svg:x="3.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7" draw:name="Shape 3184" draw:style-name="gr1" draw:text-style-name="P22" svg:width="0.0205in" svg:height="0.0142in" svg:x="3.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8" draw:name="Shape 3185" draw:style-name="gr1" draw:text-style-name="P22" svg:width="0.0205in" svg:height="0.0142in" svg:x="3.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9" draw:name="Shape 3186" draw:style-name="gr1" draw:text-style-name="P22" svg:width="0.0205in" svg:height="0.0142in" svg:x="3.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0" draw:name="Shape 3187" draw:style-name="gr1" draw:text-style-name="P22" svg:width="0.0197in" svg:height="0.0142in" svg:x="3.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1" draw:name="Shape 3188" draw:style-name="gr1" draw:text-style-name="P22" svg:width="0.0205in" svg:height="0.0142in" svg:x="3.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2" draw:name="Shape 3189" draw:style-name="gr1" draw:text-style-name="P22" svg:width="0.0205in" svg:height="0.0142in" svg:x="3.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3" draw:name="Shape 3190" draw:style-name="gr1" draw:text-style-name="P22" svg:width="0.0205in" svg:height="0.0142in" svg:x="3.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4" draw:name="Shape 3191" draw:style-name="gr1" draw:text-style-name="P22" svg:width="0.0205in" svg:height="0.0142in" svg:x="4.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5" draw:name="Shape 3192" draw:style-name="gr1" draw:text-style-name="P22" svg:width="0.0197in" svg:height="0.0142in" svg:x="4.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6" draw:name="Shape 3193" draw:style-name="gr1" draw:text-style-name="P22" svg:width="0.0205in" svg:height="0.0142in" svg:x="4.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7" draw:name="Shape 3194" draw:style-name="gr1" draw:text-style-name="P22" svg:width="0.0205in" svg:height="0.0142in" svg:x="4.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8" draw:name="Shape 3195" draw:style-name="gr1" draw:text-style-name="P22" svg:width="0.0205in" svg:height="0.0142in" svg:x="4.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9" draw:name="Shape 3196" draw:style-name="gr1" draw:text-style-name="P22" svg:width="0.0205in" svg:height="0.0142in" svg:x="4.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0" draw:name="Shape 3197" draw:style-name="gr1" draw:text-style-name="P22" svg:width="0.0197in" svg:height="0.0142in" svg:x="4.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1" draw:name="Shape 3198" draw:style-name="gr1" draw:text-style-name="P22" svg:width="0.0205in" svg:height="0.0142in" svg:x="4.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2" draw:name="Shape 3199" draw:style-name="gr1" draw:text-style-name="P22" svg:width="0.0205in" svg:height="0.0142in" svg:x="4.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3" draw:name="Shape 3200" draw:style-name="gr1" draw:text-style-name="P22" svg:width="0.0205in" svg:height="0.0142in" svg:x="4.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4" draw:name="Shape 3201" draw:style-name="gr1" draw:text-style-name="P22" svg:width="0.0205in" svg:height="0.0142in" svg:x="4.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5" draw:name="Shape 3202" draw:style-name="gr1" draw:text-style-name="P22" svg:width="0.0197in" svg:height="0.0142in" svg:x="4.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6" draw:name="Shape 3203" draw:style-name="gr1" draw:text-style-name="P22" svg:width="0.0205in" svg:height="0.0142in" svg:x="4.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7" draw:name="Shape 3204" draw:style-name="gr1" draw:text-style-name="P22" svg:width="0.0205in" svg:height="0.0142in" svg:x="4.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8" draw:name="Shape 3205" draw:style-name="gr1" draw:text-style-name="P22" svg:width="0.0205in" svg:height="0.0142in" svg:x="4.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9" draw:name="Shape 3206" draw:style-name="gr1" draw:text-style-name="P22" svg:width="0.0205in" svg:height="0.0142in" svg:x="4.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0" draw:name="Shape 3207" draw:style-name="gr1" draw:text-style-name="P22" svg:width="0.0197in" svg:height="0.0142in" svg:x="4.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1" draw:name="Shape 3208" draw:style-name="gr1" draw:text-style-name="P22" svg:width="0.0205in" svg:height="0.0142in" svg:x="4.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2" draw:name="Shape 3209" draw:style-name="gr1" draw:text-style-name="P22" svg:width="0.0205in" svg:height="0.0142in" svg:x="4.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3" draw:name="Shape 3210" draw:style-name="gr1" draw:text-style-name="P22" svg:width="0.0205in" svg:height="0.0142in" svg:x="4.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4" draw:name="Shape 3211" draw:style-name="gr1" draw:text-style-name="P22" svg:width="0.0205in" svg:height="0.0142in" svg:x="4.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5" draw:name="Shape 3212" draw:style-name="gr1" draw:text-style-name="P22" svg:width="0.0197in" svg:height="0.0142in" svg:x="4.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6" draw:name="Shape 3213" draw:style-name="gr1" draw:text-style-name="P22" svg:width="0.0205in" svg:height="0.0142in" svg:x="4.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7" draw:name="Shape 3214" draw:style-name="gr1" draw:text-style-name="P22" svg:width="0.0205in" svg:height="0.0142in" svg:x="4.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8" draw:name="Shape 3215" draw:style-name="gr1" draw:text-style-name="P22" svg:width="0.0205in" svg:height="0.0142in" svg:x="4.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9" draw:name="Shape 3216" draw:style-name="gr1" draw:text-style-name="P22" svg:width="0.0205in" svg:height="0.0142in" svg:x="5.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0" draw:name="Shape 3217" draw:style-name="gr1" draw:text-style-name="P22" svg:width="0.0197in" svg:height="0.0142in" svg:x="5.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1" draw:name="Shape 3218" draw:style-name="gr1" draw:text-style-name="P22" svg:width="0.0205in" svg:height="0.0142in" svg:x="5.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2" draw:name="Shape 3219" draw:style-name="gr1" draw:text-style-name="P22" svg:width="0.0205in" svg:height="0.0142in" svg:x="5.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3" draw:name="Shape 3220" draw:style-name="gr1" draw:text-style-name="P22" svg:width="0.0205in" svg:height="0.0142in" svg:x="5.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4" draw:name="Shape 3221" draw:style-name="gr1" draw:text-style-name="P22" svg:width="0.0205in" svg:height="0.0142in" svg:x="5.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5" draw:name="Shape 3222" draw:style-name="gr1" draw:text-style-name="P22" svg:width="0.0197in" svg:height="0.0142in" svg:x="5.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6" draw:name="Shape 3223" draw:style-name="gr1" draw:text-style-name="P22" svg:width="0.0205in" svg:height="0.0142in" svg:x="5.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7" draw:name="Shape 3224" draw:style-name="gr1" draw:text-style-name="P22" svg:width="0.0205in" svg:height="0.0142in" svg:x="5.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8" draw:name="Shape 3225" draw:style-name="gr1" draw:text-style-name="P22" svg:width="0.0205in" svg:height="0.0142in" svg:x="5.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9" draw:name="Shape 3226" draw:style-name="gr1" draw:text-style-name="P22" svg:width="0.0205in" svg:height="0.0142in" svg:x="5.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0" draw:name="Shape 3227" draw:style-name="gr1" draw:text-style-name="P22" svg:width="0.0197in" svg:height="0.0142in" svg:x="5.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1" draw:name="Shape 3228" draw:style-name="gr1" draw:text-style-name="P22" svg:width="0.0205in" svg:height="0.0142in" svg:x="5.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2" draw:name="Shape 3229" draw:style-name="gr1" draw:text-style-name="P22" svg:width="0.0205in" svg:height="0.0142in" svg:x="5.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3" draw:name="Shape 3230" draw:style-name="gr1" draw:text-style-name="P22" svg:width="0.0205in" svg:height="0.0142in" svg:x="5.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4" draw:name="Shape 3231" draw:style-name="gr1" draw:text-style-name="P22" svg:width="0.0205in" svg:height="0.0142in" svg:x="5.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5" draw:name="Shape 3232" draw:style-name="gr1" draw:text-style-name="P22" svg:width="0.0197in" svg:height="0.0142in" svg:x="5.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6" draw:name="Shape 3233" draw:style-name="gr1" draw:text-style-name="P22" svg:width="0.0205in" svg:height="0.0142in" svg:x="5.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7" draw:name="Shape 3234" draw:style-name="gr1" draw:text-style-name="P22" svg:width="0.0205in" svg:height="0.0142in" svg:x="5.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8" draw:name="Shape 3235" draw:style-name="gr1" draw:text-style-name="P22" svg:width="0.0205in" svg:height="0.0142in" svg:x="5.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9" draw:name="Shape 3236" draw:style-name="gr1" draw:text-style-name="P22" svg:width="0.0205in" svg:height="0.0142in" svg:x="5.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0" draw:name="Shape 3237" draw:style-name="gr1" draw:text-style-name="P22" svg:width="0.0197in" svg:height="0.0142in" svg:x="5.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1" draw:name="Shape 3238" draw:style-name="gr1" draw:text-style-name="P22" svg:width="0.0205in" svg:height="0.0142in" svg:x="5.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2" draw:name="Shape 3239" draw:style-name="gr1" draw:text-style-name="P22" svg:width="0.0205in" svg:height="0.0142in" svg:x="5.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3" draw:name="Shape 3240" draw:style-name="gr1" draw:text-style-name="P22" svg:width="0.0205in" svg:height="0.0142in" svg:x="5.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4" draw:name="Shape 3241" draw:style-name="gr1" draw:text-style-name="P22" svg:width="0.0205in" svg:height="0.0142in" svg:x="6.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5" draw:name="Shape 3242" draw:style-name="gr1" draw:text-style-name="P22" svg:width="0.0197in" svg:height="0.0142in" svg:x="6.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6" draw:name="Shape 3243" draw:style-name="gr1" draw:text-style-name="P22" svg:width="0.0205in" svg:height="0.0142in" svg:x="6.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7" draw:name="Shape 3244" draw:style-name="gr1" draw:text-style-name="P22" svg:width="0.0205in" svg:height="0.0142in" svg:x="6.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8" draw:name="Shape 3245" draw:style-name="gr1" draw:text-style-name="P22" svg:width="0.0205in" svg:height="0.0142in" svg:x="6.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9" draw:name="Shape 3246" draw:style-name="gr1" draw:text-style-name="P22" svg:width="0.0205in" svg:height="0.0142in" svg:x="6.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0" draw:name="Shape 3247" draw:style-name="gr1" draw:text-style-name="P22" svg:width="0.0197in" svg:height="0.0142in" svg:x="6.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1" draw:name="Shape 3248" draw:style-name="gr1" draw:text-style-name="P22" svg:width="0.0205in" svg:height="0.0142in" svg:x="6.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2" draw:name="Shape 3249" draw:style-name="gr1" draw:text-style-name="P22" svg:width="0.0205in" svg:height="0.0142in" svg:x="6.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3" draw:name="Shape 3250" draw:style-name="gr1" draw:text-style-name="P22" svg:width="0.0205in" svg:height="0.0142in" svg:x="6.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4" draw:name="Shape 3251" draw:style-name="gr1" draw:text-style-name="P22" svg:width="0.0205in" svg:height="0.0142in" svg:x="6.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5" draw:name="Shape 3252" draw:style-name="gr1" draw:text-style-name="P22" svg:width="0.0197in" svg:height="0.0142in" svg:x="6.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6" draw:name="Shape 3253" draw:style-name="gr1" draw:text-style-name="P22" svg:width="0.0205in" svg:height="0.0142in" svg:x="6.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7" draw:name="Shape 3254" draw:style-name="gr1" draw:text-style-name="P22" svg:width="0.0205in" svg:height="0.0142in" svg:x="6.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8" draw:name="Shape 3255" draw:style-name="gr1" draw:text-style-name="P22" svg:width="0.0205in" svg:height="0.0142in" svg:x="6.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9" draw:name="Shape 3256" draw:style-name="gr1" draw:text-style-name="P22" svg:width="0.0205in" svg:height="0.0142in" svg:x="6.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16"><text:span text:style-name="T3">Date:</text:span></text:p>
      <text:p text:style-name="P5"><draw:custom-shape text:anchor-type="paragraph" draw:z-index="310" draw:name="Shape 3257" draw:style-name="gr1" draw:text-style-name="P22" svg:width="0.0205in" svg:height="0.0142in" svg:x="2.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1" draw:name="Shape 3258" draw:style-name="gr1" draw:text-style-name="P22" svg:width="0.0197in" svg:height="0.0142in" svg:x="2.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2" draw:name="Shape 3259" draw:style-name="gr1" draw:text-style-name="P22" svg:width="0.0205in" svg:height="0.0142in" svg:x="2.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3" draw:name="Shape 3260" draw:style-name="gr1" draw:text-style-name="P22" svg:width="0.0205in" svg:height="0.0142in" svg:x="2.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4" draw:name="Shape 3261" draw:style-name="gr1" draw:text-style-name="P22" svg:width="0.0205in" svg:height="0.0142in" svg:x="2.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5" draw:name="Shape 3262" draw:style-name="gr1" draw:text-style-name="P22" svg:width="0.0205in" svg:height="0.0142in" svg:x="2.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6" draw:name="Shape 3263" draw:style-name="gr1" draw:text-style-name="P22" svg:width="0.0197in" svg:height="0.0142in" svg:x="2.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7" draw:name="Shape 3264" draw:style-name="gr1" draw:text-style-name="P22" svg:width="0.0205in" svg:height="0.0142in" svg:x="2.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8" draw:name="Shape 3265" draw:style-name="gr1" draw:text-style-name="P22" svg:width="0.0205in" svg:height="0.0142in" svg:x="2.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9" draw:name="Shape 3266" draw:style-name="gr1" draw:text-style-name="P22" svg:width="0.0205in" svg:height="0.0142in" svg:x="2.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0" draw:name="Shape 3267" draw:style-name="gr1" draw:text-style-name="P22" svg:width="0.0205in" svg:height="0.0142in" svg:x="3.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1" draw:name="Shape 3268" draw:style-name="gr1" draw:text-style-name="P22" svg:width="0.0197in" svg:height="0.0142in" svg:x="3.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2" draw:name="Shape 3269" draw:style-name="gr1" draw:text-style-name="P22" svg:width="0.0205in" svg:height="0.0142in" svg:x="3.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3" draw:name="Shape 3270" draw:style-name="gr1" draw:text-style-name="P22" svg:width="0.0205in" svg:height="0.0142in" svg:x="3.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4" draw:name="Shape 3271" draw:style-name="gr1" draw:text-style-name="P22" svg:width="0.0205in" svg:height="0.0142in" svg:x="3.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5" draw:name="Shape 3272" draw:style-name="gr1" draw:text-style-name="P22" svg:width="0.0205in" svg:height="0.0142in" svg:x="3.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6" draw:name="Shape 3273" draw:style-name="gr1" draw:text-style-name="P22" svg:width="0.0197in" svg:height="0.0142in" svg:x="3.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7" draw:name="Shape 3274" draw:style-name="gr1" draw:text-style-name="P22" svg:width="0.0205in" svg:height="0.0142in" svg:x="3.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8" draw:name="Shape 3275" draw:style-name="gr1" draw:text-style-name="P22" svg:width="0.0205in" svg:height="0.0142in" svg:x="3.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9" draw:name="Shape 3276" draw:style-name="gr1" draw:text-style-name="P22" svg:width="0.0205in" svg:height="0.0142in" svg:x="3.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0" draw:name="Shape 3277" draw:style-name="gr1" draw:text-style-name="P22" svg:width="0.0205in" svg:height="0.0142in" svg:x="3.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1" draw:name="Shape 3278" draw:style-name="gr1" draw:text-style-name="P22" svg:width="0.0197in" svg:height="0.0142in" svg:x="3.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2" draw:name="Shape 3279" draw:style-name="gr1" draw:text-style-name="P22" svg:width="0.0205in" svg:height="0.0142in" svg:x="3.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3" draw:name="Shape 3280" draw:style-name="gr1" draw:text-style-name="P22" svg:width="0.0205in" svg:height="0.0142in" svg:x="3.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4" draw:name="Shape 3281" draw:style-name="gr1" draw:text-style-name="P22" svg:width="0.0205in" svg:height="0.0142in" svg:x="3.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5" draw:name="Shape 3282" draw:style-name="gr1" draw:text-style-name="P22" svg:width="0.0205in" svg:height="0.0142in" svg:x="3.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6" draw:name="Shape 3283" draw:style-name="gr1" draw:text-style-name="P22" svg:width="0.0197in" svg:height="0.0142in" svg:x="3.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7" draw:name="Shape 3284" draw:style-name="gr1" draw:text-style-name="P22" svg:width="0.0205in" svg:height="0.0142in" svg:x="3.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8" draw:name="Shape 3285" draw:style-name="gr1" draw:text-style-name="P22" svg:width="0.0205in" svg:height="0.0142in" svg:x="3.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9" draw:name="Shape 3286" draw:style-name="gr1" draw:text-style-name="P22" svg:width="0.0205in" svg:height="0.0142in" svg:x="3.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0" draw:name="Shape 3287" draw:style-name="gr1" draw:text-style-name="P22" svg:width="0.0205in" svg:height="0.0142in" svg:x="3.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1" draw:name="Shape 3288" draw:style-name="gr1" draw:text-style-name="P22" svg:width="0.0197in" svg:height="0.0142in" svg:x="3.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2" draw:name="Shape 3289" draw:style-name="gr1" draw:text-style-name="P22" svg:width="0.0205in" svg:height="0.0142in" svg:x="3.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3" draw:name="Shape 3290" draw:style-name="gr1" draw:text-style-name="P22" svg:width="0.0205in" svg:height="0.0142in" svg:x="3.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4" draw:name="Shape 3291" draw:style-name="gr1" draw:text-style-name="P22" svg:width="0.0205in" svg:height="0.0142in" svg:x="3.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5" draw:name="Shape 3292" draw:style-name="gr1" draw:text-style-name="P22" svg:width="0.0205in" svg:height="0.0142in" svg:x="4.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6" draw:name="Shape 3293" draw:style-name="gr1" draw:text-style-name="P22" svg:width="0.0197in" svg:height="0.0142in" svg:x="4.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7" draw:name="Shape 3294" draw:style-name="gr1" draw:text-style-name="P22" svg:width="0.0205in" svg:height="0.0142in" svg:x="4.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8" draw:name="Shape 3295" draw:style-name="gr1" draw:text-style-name="P22" svg:width="0.0205in" svg:height="0.0142in" svg:x="4.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9" draw:name="Shape 3296" draw:style-name="gr1" draw:text-style-name="P22" svg:width="0.0205in" svg:height="0.0142in" svg:x="4.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0" draw:name="Shape 3297" draw:style-name="gr1" draw:text-style-name="P22" svg:width="0.0205in" svg:height="0.0142in" svg:x="4.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1" draw:name="Shape 3298" draw:style-name="gr1" draw:text-style-name="P22" svg:width="0.0197in" svg:height="0.0142in" svg:x="4.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2" draw:name="Shape 3299" draw:style-name="gr1" draw:text-style-name="P22" svg:width="0.0205in" svg:height="0.0142in" svg:x="4.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3" draw:name="Shape 3300" draw:style-name="gr1" draw:text-style-name="P22" svg:width="0.0205in" svg:height="0.0142in" svg:x="4.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4" draw:name="Shape 3301" draw:style-name="gr1" draw:text-style-name="P22" svg:width="0.0205in" svg:height="0.0142in" svg:x="4.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5" draw:name="Shape 3302" draw:style-name="gr1" draw:text-style-name="P22" svg:width="0.0205in" svg:height="0.0142in" svg:x="4.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6" draw:name="Shape 3303" draw:style-name="gr1" draw:text-style-name="P22" svg:width="0.0197in" svg:height="0.0142in" svg:x="4.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7" draw:name="Shape 3304" draw:style-name="gr1" draw:text-style-name="P22" svg:width="0.0205in" svg:height="0.0142in" svg:x="4.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8" draw:name="Shape 3305" draw:style-name="gr1" draw:text-style-name="P22" svg:width="0.0205in" svg:height="0.0142in" svg:x="4.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9" draw:name="Shape 3306" draw:style-name="gr1" draw:text-style-name="P22" svg:width="0.0205in" svg:height="0.0142in" svg:x="4.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0" draw:name="Shape 3307" draw:style-name="gr1" draw:text-style-name="P22" svg:width="0.0205in" svg:height="0.0142in" svg:x="4.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1" draw:name="Shape 3308" draw:style-name="gr1" draw:text-style-name="P22" svg:width="0.0197in" svg:height="0.0142in" svg:x="4.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2" draw:name="Shape 3309" draw:style-name="gr1" draw:text-style-name="P22" svg:width="0.0205in" svg:height="0.0142in" svg:x="4.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3" draw:name="Shape 3310" draw:style-name="gr1" draw:text-style-name="P22" svg:width="0.0205in" svg:height="0.0142in" svg:x="4.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4" draw:name="Shape 3311" draw:style-name="gr1" draw:text-style-name="P22" svg:width="0.0205in" svg:height="0.0142in" svg:x="4.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5" draw:name="Shape 3312" draw:style-name="gr1" draw:text-style-name="P22" svg:width="0.0205in" svg:height="0.0142in" svg:x="4.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6" draw:name="Shape 3313" draw:style-name="gr1" draw:text-style-name="P22" svg:width="0.0197in" svg:height="0.0142in" svg:x="4.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7" draw:name="Shape 3314" draw:style-name="gr1" draw:text-style-name="P22" svg:width="0.0205in" svg:height="0.0142in" svg:x="4.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8" draw:name="Shape 3315" draw:style-name="gr1" draw:text-style-name="P22" svg:width="0.0205in" svg:height="0.0142in" svg:x="4.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9" draw:name="Shape 3316" draw:style-name="gr1" draw:text-style-name="P22" svg:width="0.0205in" svg:height="0.0142in" svg:x="4.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0" draw:name="Shape 3317" draw:style-name="gr1" draw:text-style-name="P22" svg:width="0.0205in" svg:height="0.0142in" svg:x="5.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1" draw:name="Shape 3318" draw:style-name="gr1" draw:text-style-name="P22" svg:width="0.0197in" svg:height="0.0142in" svg:x="5.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2" draw:name="Shape 3319" draw:style-name="gr1" draw:text-style-name="P22" svg:width="0.0205in" svg:height="0.0142in" svg:x="5.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3" draw:name="Shape 3320" draw:style-name="gr1" draw:text-style-name="P22" svg:width="0.0205in" svg:height="0.0142in" svg:x="5.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4" draw:name="Shape 3321" draw:style-name="gr1" draw:text-style-name="P22" svg:width="0.0205in" svg:height="0.0142in" svg:x="5.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5" draw:name="Shape 3322" draw:style-name="gr1" draw:text-style-name="P22" svg:width="0.0205in" svg:height="0.0142in" svg:x="5.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6" draw:name="Shape 3323" draw:style-name="gr1" draw:text-style-name="P22" svg:width="0.0197in" svg:height="0.0142in" svg:x="5.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7" draw:name="Shape 3324" draw:style-name="gr1" draw:text-style-name="P22" svg:width="0.0205in" svg:height="0.0142in" svg:x="5.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8" draw:name="Shape 3325" draw:style-name="gr1" draw:text-style-name="P22" svg:width="0.0205in" svg:height="0.0142in" svg:x="5.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9" draw:name="Shape 3326" draw:style-name="gr1" draw:text-style-name="P22" svg:width="0.0205in" svg:height="0.0142in" svg:x="5.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0" draw:name="Shape 3327" draw:style-name="gr1" draw:text-style-name="P22" svg:width="0.0205in" svg:height="0.0142in" svg:x="5.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1" draw:name="Shape 3328" draw:style-name="gr1" draw:text-style-name="P22" svg:width="0.0197in" svg:height="0.0142in" svg:x="5.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2" draw:name="Shape 3329" draw:style-name="gr1" draw:text-style-name="P22" svg:width="0.0205in" svg:height="0.0142in" svg:x="5.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3" draw:name="Shape 3330" draw:style-name="gr1" draw:text-style-name="P22" svg:width="0.0205in" svg:height="0.0142in" svg:x="5.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4" draw:name="Shape 3331" draw:style-name="gr1" draw:text-style-name="P22" svg:width="0.0205in" svg:height="0.0142in" svg:x="5.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5" draw:name="Shape 3332" draw:style-name="gr1" draw:text-style-name="P22" svg:width="0.0205in" svg:height="0.0142in" svg:x="5.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6" draw:name="Shape 3333" draw:style-name="gr1" draw:text-style-name="P22" svg:width="0.0197in" svg:height="0.0142in" svg:x="5.6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7" draw:name="Shape 3334" draw:style-name="gr1" draw:text-style-name="P22" svg:width="0.0205in" svg:height="0.0142in" svg:x="5.6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8" draw:name="Shape 3335" draw:style-name="gr1" draw:text-style-name="P22" svg:width="0.0205in" svg:height="0.0142in" svg:x="5.7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9" draw:name="Shape 3336" draw:style-name="gr1" draw:text-style-name="P22" svg:width="0.0205in" svg:height="0.0142in" svg:x="5.7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0" draw:name="Shape 3337" draw:style-name="gr1" draw:text-style-name="P22" svg:width="0.0205in" svg:height="0.0142in" svg:x="5.8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1" draw:name="Shape 3338" draw:style-name="gr1" draw:text-style-name="P22" svg:width="0.0197in" svg:height="0.0142in" svg:x="5.8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2" draw:name="Shape 3339" draw:style-name="gr1" draw:text-style-name="P22" svg:width="0.0205in" svg:height="0.0142in" svg:x="5.8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3" draw:name="Shape 3340" draw:style-name="gr1" draw:text-style-name="P22" svg:width="0.0205in" svg:height="0.0142in" svg:x="5.9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4" draw:name="Shape 3341" draw:style-name="gr1" draw:text-style-name="P22" svg:width="0.0205in" svg:height="0.0142in" svg:x="5.9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5" draw:name="Shape 3342" draw:style-name="gr1" draw:text-style-name="P22" svg:width="0.0205in" svg:height="0.0142in" svg:x="6.0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6" draw:name="Shape 3343" draw:style-name="gr1" draw:text-style-name="P22" svg:width="0.0197in" svg:height="0.0142in" svg:x="6.0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7" draw:name="Shape 3344" draw:style-name="gr1" draw:text-style-name="P22" svg:width="0.0205in" svg:height="0.0142in" svg:x="6.0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8" draw:name="Shape 3345" draw:style-name="gr1" draw:text-style-name="P22" svg:width="0.0205in" svg:height="0.0142in" svg:x="6.1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9" draw:name="Shape 3346" draw:style-name="gr1" draw:text-style-name="P22" svg:width="0.0205in" svg:height="0.0142in" svg:x="6.1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0" draw:name="Shape 3347" draw:style-name="gr1" draw:text-style-name="P22" svg:width="0.0205in" svg:height="0.0142in" svg:x="6.2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1" draw:name="Shape 3348" draw:style-name="gr1" draw:text-style-name="P22" svg:width="0.0197in" svg:height="0.0142in" svg:x="6.2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2" draw:name="Shape 3349" draw:style-name="gr1" draw:text-style-name="P22" svg:width="0.0205in" svg:height="0.0142in" svg:x="6.2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3" draw:name="Shape 3350" draw:style-name="gr1" draw:text-style-name="P22" svg:width="0.0205in" svg:height="0.0142in" svg:x="6.3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4" draw:name="Shape 3351" draw:style-name="gr1" draw:text-style-name="P22" svg:width="0.0205in" svg:height="0.0142in" svg:x="6.3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5" draw:name="Shape 3352" draw:style-name="gr1" draw:text-style-name="P22" svg:width="0.0205in" svg:height="0.0142in" svg:x="6.4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6" draw:name="Shape 3353" draw:style-name="gr1" draw:text-style-name="P22" svg:width="0.0197in" svg:height="0.0142in" svg:x="6.44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7" draw:name="Shape 3354" draw:style-name="gr1" draw:text-style-name="P22" svg:width="0.0205in" svg:height="0.0142in" svg:x="6.481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8" draw:name="Shape 3355" draw:style-name="gr1" draw:text-style-name="P22" svg:width="0.0205in" svg:height="0.0142in" svg:x="6.5217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9" draw:name="Shape 3356" draw:style-name="gr1" draw:text-style-name="P22" svg:width="0.0205in" svg:height="0.0142in" svg:x="6.561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0" draw:name="Shape 3357" draw:style-name="gr1" draw:text-style-name="P22" svg:width="0.0205in" svg:height="0.0142in" svg:x="6.6016in" svg:y="-0.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1" draw:name="Shape 3358" draw:style-name="gr1" draw:text-style-name="P22" svg:width="0.0142in" svg:height="0.0142in" svg:x="6.6311in" svg:y="0.0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2" draw:name="Shape 3359" draw:style-name="gr1" draw:text-style-name="P22" svg:width="0.0169in" svg:height="0.0142in" svg:x="2.4835in" svg:y="0.0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8"/>
      <text:p text:style-name="P17"><text:span text:style-name="T3">Write a </text:span><text:span text:style-name="T4">one page</text:span><text:span text:style-name="T3"> review about the project-proposal of your fellow student. At least include the following points in your peer-review:</text:span></text:p>
      <text:p text:style-name="P9"/>
      <text:p text:style-name="P16"><text:span text:style-name="T4">(1) Summary of project</text:span></text:p>
      <text:p text:style-name="P18"><text:span text:style-name="T5">This needs to be only 1-3 sentences, but it demonstrates that you understand the project-proposal and, moreover, can summarize it more concisely than the author in his abstract.</text:span></text:p>
      <text:p text:style-name="P3"/>
      <text:p text:style-name="P10"/>
      <text:p text:style-name="P16"><text:span text:style-name="T4">(2) Good things about the proposal (one paragraph)</text:span></text:p>
      <text:p text:style-name="P19"><text:span text:style-name="T5">This is not always necessary, especially when the review is generally favorable. However, it is strongly recommended if the review is critical. Such introductions are good psychology if you think the author needs to drastically revise the proposal.</text:span></text:p>
      <text:p text:style-name="P3"/>
      <text:p text:style-name="P11"/>
      <text:p text:style-name="P16"><text:span text:style-name="T4">(3) Major comments</text:span></text:p>
      <text:p text:style-name="P12"/>
      <text:p text:style-name="P20"><text:span text:style-name="T5">Discuss the author's assumptions, technical approach, procedure, reference, etc. Be constructive, if possible, by suggesting improvements.</text:span></text:p>
      <text:p text:style-name="P3"/>
      <text:p text:style-name="P13"/>
      <text:p text:style-name="P16"><text:span text:style-name="T4">(4) Minor comments</text:span></text:p>
      <text:p text:style-name="P12"/>
      <text:p text:style-name="P21"><text:span text:style-name="T5">This section contains comments on style, grammar, etc. If any of these are especially poor and detract from the overall presentation, then they might escalate to the 'major comments' section. It is acceptable to write these comments in list (or bullet) form.</text:span></text:p>
      <text:p text:style-name="P3"/>
      <text:p text:style-name="P11"/>
      <text:p text:style-name="P16"><text:span text:style-name="T4">(5) Recommendations</text:span></text:p>
      <text:p text:style-name="P2"/>
      <text:p text:style-name="P16"><text:span text:style-name="T5">Provide the author with some useful recommendations that you seem fit.</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svg:font-family="Calibri"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aramond1" svg:font-family="Garamon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style:font-name-asian="F" style:font-family-generic-asian="system" style:font-pitch-asian="variable" style:language-asian="hu" style:country-asian="HU"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style:font-name-asian="F" style:font-family-generic-asian="system" style:font-pitch-asian="variable" style:language-asian="hu" style:country-asian="HU"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F" style:font-family-generic-asian="system" style:font-pitch-asian="variable" style:language-asian="hu" style:country-asian="HU"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Garamond" fo:font-size="10pt" style:font-name-asian="Garamond1" style:font-size-asian="10pt" style:font-name-complex="Garamond1" style:font-size-complex="10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text:span text:style-name="MT1">Graduate School of Psychology </text:span><draw:frame draw:style-name="Mfr1" draw:name="Picture 2947" text:anchor-type="char" svg:x="0.9839in" svg:y="0.4909in" svg:width="1.748in" svg:height="0.2665in" draw:z-index="0"><draw:image xlink:href="Pictures/100002000000015000000033A5BA3D03E2B676C0.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ce Gergely</meta:initial-creator>
    <dc:creator>Bence Gergely</dc:creator>
    <meta:editing-cycles>1</meta:editing-cycles>
    <meta:creation-date>2021-03-02T19:17:00</meta:creation-date>
    <dc:date>2021-03-02T19:18:00</dc:date>
    <meta:editing-duration>PT1M</meta:editing-duration>
    <meta:generator>LibreOffice/7.1.0.3$Linux_X86_64 LibreOffice_project/10$Build-3</meta:generator>
    <meta:document-statistic meta:table-count="0" meta:image-count="1" meta:object-count="0" meta:page-count="1" meta:paragraph-count="18" meta:word-count="201" meta:character-count="1327" meta:non-whitespace-character-count="1142"/>
    <meta:user-defined meta:name="AppVersion">16.0000</meta:user-defined>
    <meta:template xlink:type="simple" xlink:actuate="onRequest" xlink:title="Normal" xlink:href=""/>
  </office:meta>
</office:document-meta>
</file>